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fenced open="∣" close="〉">
          <mrow>
            <mo stretchy="false">ψ</mo>
          </mrow>
        </mfenced>
        <mo stretchy="false">=</mo>
        <mrow>
          <munderover>
            <mo stretchy="false">∑</mo>
            <mrow>
              <mrow>
                <mi>m</mi>
                <mo stretchy="false">=</mo>
                <mrow>
                  <mo stretchy="false">−</mo>
                  <mi>j</mi>
                </mrow>
              </mrow>
            </mrow>
            <mrow>
              <mrow>
                <mo stretchy="false">+</mo>
                <mi>j</mi>
              </mrow>
            </mrow>
          </munderover>
          <msub>
            <mo stretchy="false">γ</mo>
            <mi>m</mi>
          </msub>
        </mrow>
      </mrow>
      <mfenced open="∣" close="〉">
        <mrow>
          <mi>j</mi>
          <mi>m</mi>
        </mrow>
      </mfenced>
    </mrow>
    <annotation encoding="StarMath 5.0">left lline %ipsi right rangle = sum from {m = -j} to {+j}  %igamma _m left lline j m right rangle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30T12:54:58.508000000</meta:creation-date>
    <meta:generator>LibreOffice/4.1.4.2$Windows_x86 LibreOffice_project/0a0440ccc0227ad9829de5f46be37cfb6edcf72</meta:generator>
  </office:meta>
</office:document-meta>
</file>